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adornments="Normal" style:font-family-generic="swiss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dba47" officeooo:paragraph-rsid="000dba47"/>
    </style:style>
    <style:style style:name="P2" style:family="paragraph" style:parent-style-name="Text_20_body">
      <style:text-properties officeooo:paragraph-rsid="000b02db"/>
    </style:style>
    <style:style style:name="P3" style:family="paragraph" style:parent-style-name="Preformatted_20_Text">
      <loext:graphic-properties draw:fill="solid" draw:fill-color="#dddddd" draw:fill-gradient-name="gradient" draw:fill-hatch-name="hatch"/>
      <style:paragraph-properties fo:background-color="#dddddd" fo:padding="0.049cm" fo:border="0.06pt solid #000000"/>
    </style:style>
    <style:style style:name="P4" style:family="paragraph" style:parent-style-name="Preformatted_20_Text">
      <loext:graphic-properties draw:fill="solid" draw:fill-color="#dddddd" draw:fill-gradient-name="Gradient_20_1" draw:fill-hatch-name="hatch"/>
      <style:paragraph-properties fo:background-color="#dddddd" fo:padding="0.049cm" fo:border="0.06pt solid #000000"/>
    </style:style>
    <style:style style:name="P5" style:family="paragraph" style:parent-style-name="Standard">
      <style:paragraph-properties fo:padding="0.049cm" fo:border="0.06pt solid #000000"/>
    </style:style>
    <style:style style:name="P6" style:family="paragraph" style:parent-style-name="Standard">
      <style:text-properties officeooo:rsid="0006f2d4" officeooo:paragraph-rsid="0006f2d4"/>
    </style:style>
    <style:style style:name="P7" style:family="paragraph" style:parent-style-name="Standard">
      <style:text-properties officeooo:rsid="00084c1a" officeooo:paragraph-rsid="00084c1a"/>
    </style:style>
    <style:style style:name="P8" style:family="paragraph" style:parent-style-name="Text_20_body">
      <style:text-properties officeooo:rsid="00084c1a" officeooo:paragraph-rsid="00084c1a"/>
    </style:style>
    <style:style style:name="P9" style:family="paragraph" style:parent-style-name="Text_20_body">
      <style:text-properties officeooo:rsid="00087109" officeooo:paragraph-rsid="0008a734"/>
    </style:style>
    <style:style style:name="P10" style:family="paragraph" style:parent-style-name="Text_20_body">
      <style:text-properties officeooo:rsid="000e3d05" officeooo:paragraph-rsid="000e3d05"/>
    </style:style>
    <style:style style:name="P11" style:family="paragraph" style:parent-style-name="Standard">
      <style:text-properties officeooo:rsid="00128251" officeooo:paragraph-rsid="00128251"/>
    </style:style>
    <style:style style:name="P12" style:family="paragraph" style:parent-style-name="Text_20_body">
      <style:text-properties officeooo:rsid="00128251" officeooo:paragraph-rsid="00128251"/>
    </style:style>
    <style:style style:name="P13" style:family="paragraph" style:parent-style-name="Text_20_body">
      <style:text-properties officeooo:paragraph-rsid="00142848"/>
    </style:style>
    <style:style style:name="P14" style:family="paragraph" style:parent-style-name="Text_20_body">
      <style:text-properties officeooo:rsid="001a29a5" officeooo:paragraph-rsid="001a29a5"/>
    </style:style>
    <style:style style:name="P15" style:family="paragraph" style:parent-style-name="Preformatted_20_Text">
      <loext:graphic-properties draw:fill="solid" draw:fill-color="#dddddd" draw:fill-gradient-name="Gradient_20_2" draw:fill-hatch-name="hatch"/>
      <style:paragraph-properties fo:background-color="#dddddd" fo:padding="0.049cm" fo:border="0.06pt solid #000000"/>
      <style:text-properties officeooo:paragraph-rsid="001ab8e9"/>
    </style:style>
    <style:style style:name="P16" style:family="paragraph" style:parent-style-name="Text_20_body">
      <style:text-properties fo:color="#00a933" loext:opacity="100%" fo:font-weight="bold" officeooo:rsid="00128251" officeooo:paragraph-rsid="000e3d05" style:font-weight-asian="bold" style:font-weight-complex="bold"/>
    </style:style>
    <style:style style:name="P17" style:family="paragraph" style:parent-style-name="Text_20_body">
      <style:text-properties officeooo:paragraph-rsid="00193488"/>
    </style:style>
    <style:style style:name="P18" style:family="paragraph" style:parent-style-name="Text_20_body">
      <style:text-properties officeooo:paragraph-rsid="001a29a5"/>
    </style:style>
    <style:style style:name="P19" style:family="paragraph" style:parent-style-name="Text_20_body">
      <style:text-properties officeooo:rsid="001ab8e9" officeooo:paragraph-rsid="001ab8e9"/>
    </style:style>
    <style:style style:name="P20" style:family="paragraph" style:parent-style-name="Heading_20_1">
      <style:text-properties officeooo:rsid="00142848" officeooo:paragraph-rsid="00142848"/>
    </style:style>
    <style:style style:name="P21" style:family="paragraph" style:parent-style-name="Heading_20_1">
      <style:text-properties officeooo:rsid="000dba47" officeooo:paragraph-rsid="000dba47"/>
    </style:style>
    <style:style style:name="P22" style:family="paragraph" style:parent-style-name="Heading_20_1">
      <style:text-properties officeooo:rsid="00128251" officeooo:paragraph-rsid="00128251"/>
    </style:style>
    <style:style style:name="P23" style:family="paragraph" style:parent-style-name="Heading_20_1">
      <style:text-properties officeooo:rsid="00193488" officeooo:paragraph-rsid="00193488"/>
    </style:style>
    <style:style style:name="P24" style:family="paragraph" style:parent-style-name="Heading_20_1">
      <style:text-properties officeooo:rsid="0029ab6b" officeooo:paragraph-rsid="0029ab6b"/>
    </style:style>
    <style:style style:name="P25" style:family="paragraph" style:parent-style-name="Heading_20_2">
      <style:text-properties officeooo:paragraph-rsid="000b02db"/>
    </style:style>
    <style:style style:name="P26" style:family="paragraph" style:parent-style-name="Heading_20_2">
      <style:text-properties officeooo:rsid="00161bd8" officeooo:paragraph-rsid="00161bd8"/>
    </style:style>
    <style:style style:name="P27" style:family="paragraph" style:parent-style-name="Heading_20_2">
      <style:text-properties officeooo:rsid="00193488" officeooo:paragraph-rsid="00193488"/>
    </style:style>
    <style:style style:name="P28" style:family="paragraph" style:parent-style-name="Heading_20_2">
      <style:text-properties officeooo:rsid="001a29a5" officeooo:paragraph-rsid="001a29a5"/>
    </style:style>
    <style:style style:name="P29" style:family="paragraph" style:parent-style-name="Heading_20_2">
      <style:text-properties officeooo:rsid="00251e54" officeooo:paragraph-rsid="00251e54"/>
    </style:style>
    <style:style style:name="P30" style:family="paragraph" style:parent-style-name="Heading_20_2">
      <style:text-properties officeooo:rsid="0029ab6b" officeooo:paragraph-rsid="0029ab6b"/>
    </style:style>
    <style:style style:name="P31" style:family="paragraph" style:parent-style-name="Preformatted_20_Text" style:list-style-name="L3"/>
    <style:style style:name="P32" style:family="paragraph" style:parent-style-name="Preformatted_20_Text" style:list-style-name="L5">
      <style:text-properties officeooo:rsid="001a29a5" officeooo:paragraph-rsid="001a29a5"/>
    </style:style>
    <style:style style:name="P33" style:family="paragraph" style:parent-style-name="Preformatted_20_Text" style:list-style-name="L5">
      <style:text-properties fo:color="#008000" loext:opacity="100%" officeooo:rsid="001a29a5" officeooo:paragraph-rsid="001a29a5"/>
    </style:style>
    <style:style style:name="P34" style:family="paragraph" style:parent-style-name="Preformatted_20_Text">
      <loext:graphic-properties draw:fill="solid" draw:fill-color="#dddddd" draw:fill-gradient-name="Gradient_20_2" draw:fill-hatch-name="hatch"/>
      <style:paragraph-properties fo:background-color="#dddddd" fo:padding="0.049cm" fo:border="0.06pt solid #000000"/>
      <style:text-properties officeooo:paragraph-rsid="001ab8e9"/>
    </style:style>
    <style:style style:name="P35" style:family="paragraph" style:parent-style-name="Preformatted_20_Text">
      <loext:graphic-properties draw:fill="solid" draw:fill-color="#dddddd" draw:fill-gradient-name="Gradient_20_2" draw:fill-hatch-name="hatch"/>
      <style:paragraph-properties fo:background-color="#dddddd" fo:padding="0.049cm" fo:border="0.06pt solid #000000"/>
      <style:text-properties officeooo:rsid="0021f681" officeooo:paragraph-rsid="0021f681"/>
    </style:style>
    <style:style style:name="P36" style:family="paragraph" style:parent-style-name="Preformatted_20_Text">
      <loext:graphic-properties draw:fill="solid" draw:fill-color="#dddddd" draw:fill-gradient-name="Gradient_20_1" draw:fill-hatch-name="hatch"/>
      <style:paragraph-properties fo:background-color="#dddddd" fo:padding="0.049cm" fo:border="0.06pt solid #000000"/>
    </style:style>
    <style:style style:name="P37" style:family="paragraph" style:parent-style-name="Preformatted_20_Text">
      <loext:graphic-properties draw:fill="solid" draw:fill-color="#cccccc" draw:fill-gradient-name="Gradient_20_3" draw:fill-hatch-name="hatch"/>
      <style:paragraph-properties fo:background-color="#cccccc" fo:padding="0.049cm" fo:border="0.06pt solid #000000"/>
    </style:style>
    <style:style style:name="P38" style:family="paragraph" style:parent-style-name="Preformatted_20_Text">
      <loext:graphic-properties draw:fill="solid" draw:fill-color="#cccccc" draw:fill-gradient-name="Gradient_20_4" draw:fill-hatch-name="hatch"/>
      <style:paragraph-properties fo:background-color="#cccccc" fo:padding="0.049cm" fo:border="0.06pt solid #000000"/>
    </style:style>
    <style:style style:name="P39" style:family="paragraph" style:parent-style-name="Preformatted_20_Text">
      <loext:graphic-properties draw:fill="solid" draw:fill-color="#cccccc" draw:fill-gradient-name="Gradient_20_5" draw:fill-hatch-name="hatch"/>
      <style:paragraph-properties fo:background-color="#cccccc" fo:padding="0.049cm" fo:border="0.06pt solid #000000"/>
    </style:style>
    <style:style style:name="P40" style:family="paragraph" style:parent-style-name="Preformatted_20_Text">
      <loext:graphic-properties draw:fill="solid" draw:fill-color="#cccccc" draw:fill-gradient-name="Gradient_20_5" draw:fill-hatch-name="hatch"/>
      <style:paragraph-properties fo:background-color="#cccccc" fo:padding="0.049cm" fo:border="0.06pt solid #000000"/>
      <style:text-properties officeooo:rsid="002ce0d9" officeooo:paragraph-rsid="002ce0d9"/>
    </style:style>
    <style:style style:name="P41" style:family="paragraph" style:parent-style-name="Standard" style:list-style-name="L1">
      <style:text-properties officeooo:rsid="000e1723" officeooo:paragraph-rsid="000e1723"/>
    </style:style>
    <style:style style:name="P42" style:family="paragraph" style:parent-style-name="Standard" style:list-style-name="L16"/>
    <style:style style:name="P43" style:family="paragraph" style:parent-style-name="Text_20_body" style:list-style-name="L2">
      <style:text-properties officeooo:paragraph-rsid="00087109"/>
    </style:style>
    <style:style style:name="P44" style:family="paragraph" style:parent-style-name="Text_20_body" style:list-style-name="L3">
      <style:text-properties officeooo:rsid="00084c1a" officeooo:paragraph-rsid="00084c1a"/>
    </style:style>
    <style:style style:name="P45" style:family="paragraph" style:parent-style-name="Text_20_body" style:list-style-name="L3">
      <style:text-properties officeooo:rsid="00087109" officeooo:paragraph-rsid="00087109"/>
    </style:style>
    <style:style style:name="P46" style:family="paragraph" style:parent-style-name="Text_20_body" style:list-style-name="L3">
      <style:text-properties officeooo:rsid="0008a734" officeooo:paragraph-rsid="0008a734"/>
    </style:style>
    <style:style style:name="P47" style:family="paragraph" style:parent-style-name="Text_20_body" style:list-style-name="L3">
      <style:text-properties officeooo:rsid="000920b9" officeooo:paragraph-rsid="000920b9"/>
    </style:style>
    <style:style style:name="P48" style:family="paragraph" style:parent-style-name="Text_20_body" style:list-style-name="L3">
      <style:text-properties fo:color="#c9211e" loext:opacity="100%" officeooo:rsid="000920b9" officeooo:paragraph-rsid="000920b9"/>
    </style:style>
    <style:style style:name="P49" style:family="paragraph" style:parent-style-name="Text_20_body" style:list-style-name="L3">
      <style:text-properties fo:color="#000000" loext:opacity="100%" officeooo:rsid="001172e3" officeooo:paragraph-rsid="001172e3"/>
    </style:style>
    <style:style style:name="P50" style:family="paragraph" style:parent-style-name="Text_20_body" style:list-style-name="L3">
      <style:text-properties fo:color="#000000" loext:opacity="100%" officeooo:rsid="001172e3" officeooo:paragraph-rsid="0027710e"/>
    </style:style>
    <style:style style:name="P51" style:family="paragraph" style:parent-style-name="Text_20_body" style:list-style-name="L4">
      <style:text-properties officeooo:rsid="00142848" officeooo:paragraph-rsid="00142848"/>
    </style:style>
    <style:style style:name="P52" style:family="paragraph" style:parent-style-name="Text_20_body" style:list-style-name="L4">
      <style:text-properties officeooo:rsid="001685fb" officeooo:paragraph-rsid="001685fb"/>
    </style:style>
    <style:style style:name="P53" style:family="paragraph" style:parent-style-name="Text_20_body" style:list-style-name="L3">
      <style:text-properties fo:font-weight="bold" officeooo:rsid="00240fae" officeooo:paragraph-rsid="00240fae" style:font-weight-asian="bold" style:font-weight-complex="bold"/>
    </style:style>
    <style:style style:name="P54" style:family="paragraph" style:parent-style-name="Text_20_body">
      <style:text-properties officeooo:rsid="00161bd8" officeooo:paragraph-rsid="00161bd8"/>
    </style:style>
    <style:style style:name="P55" style:family="paragraph" style:parent-style-name="Text_20_body">
      <style:text-properties officeooo:rsid="00251e54" officeooo:paragraph-rsid="00251e54"/>
    </style:style>
    <style:style style:name="P56" style:family="paragraph" style:parent-style-name="Text_20_body">
      <style:text-properties officeooo:paragraph-rsid="00251e54"/>
    </style:style>
    <style:style style:name="P57" style:family="paragraph" style:parent-style-name="Text_20_body" style:list-style-name="L4">
      <style:text-properties style:text-line-through-style="solid" style:text-line-through-type="single" officeooo:rsid="00128251" officeooo:paragraph-rsid="00128251"/>
    </style:style>
    <style:style style:name="P58" style:family="paragraph" style:parent-style-name="Text_20_body" style:list-style-name="L4">
      <style:text-properties officeooo:rsid="0025fc44" officeooo:paragraph-rsid="0025fc44"/>
    </style:style>
    <style:style style:name="P59" style:family="paragraph" style:parent-style-name="Text_20_body" style:list-style-name="L4">
      <style:text-properties officeooo:rsid="00287297" officeooo:paragraph-rsid="00287297"/>
    </style:style>
    <style:style style:name="P60" style:family="paragraph" style:parent-style-name="Text_20_body" style:list-style-name="L14">
      <style:text-properties officeooo:rsid="0029ab6b" officeooo:paragraph-rsid="0029ab6b"/>
    </style:style>
    <style:style style:name="P61" style:family="paragraph" style:parent-style-name="Text_20_body">
      <style:text-properties officeooo:rsid="002a5eb1" officeooo:paragraph-rsid="002a5eb1"/>
    </style:style>
    <style:style style:name="P62" style:family="paragraph" style:parent-style-name="Text_20_body">
      <style:text-properties officeooo:rsid="002b24d7" officeooo:paragraph-rsid="002b24d7"/>
    </style:style>
    <style:style style:name="P63" style:family="paragraph" style:parent-style-name="Text_20_body" style:list-style-name="L15">
      <style:text-properties officeooo:paragraph-rsid="002a5753"/>
    </style:style>
    <style:style style:name="P64" style:family="paragraph" style:parent-style-name="Text_20_body" style:list-style-name="L16">
      <style:text-properties officeooo:paragraph-rsid="002a5eb1"/>
    </style:style>
    <style:style style:name="P65" style:family="paragraph" style:parent-style-name="Text_20_body" style:list-style-name="L17"/>
    <style:style style:name="P66" style:family="paragraph" style:parent-style-name="Text_20_body" style:list-style-name="L17">
      <style:text-properties officeooo:rsid="002d675a" officeooo:paragraph-rsid="002d675a"/>
    </style:style>
    <style:style style:name="P67" style:family="paragraph" style:parent-style-name="Text_20_body">
      <style:text-properties officeooo:rsid="002d675a" officeooo:paragraph-rsid="002d675a"/>
    </style:style>
    <style:style style:name="T1" style:family="text">
      <style:text-properties fo:color="#800080" loext:opacity="100%"/>
    </style:style>
    <style:style style:name="T2" style:family="text">
      <style:text-properties fo:color="#800080" loext:opacity="100%" fo:font-weight="bold"/>
    </style:style>
    <style:style style:name="T3" style:family="text">
      <style:text-properties fo:color="#c0c0c0" loext:opacity="100%"/>
    </style:style>
    <style:style style:name="T4" style:family="text">
      <style:text-properties fo:color="#808000" loext:opacity="100%"/>
    </style:style>
    <style:style style:name="T5" style:family="text">
      <style:text-properties fo:font-weight="bold" officeooo:rsid="00087109" style:font-weight-asian="bold" style:font-weight-complex="bold"/>
    </style:style>
    <style:style style:name="T6" style:family="text">
      <style:text-properties fo:font-weight="bold" officeooo:rsid="00084c1a" style:font-weight-asian="bold" style:font-weight-complex="bold"/>
    </style:style>
    <style:style style:name="T7" style:family="text">
      <style:text-properties fo:color="#800000" loext:opacity="100%"/>
    </style:style>
    <style:style style:name="T8" style:family="text">
      <style:text-properties fo:color="#800000" loext:opacity="100%" fo:font-style="italic"/>
    </style:style>
    <style:style style:name="T9" style:family="text">
      <style:text-properties fo:color="#00677c" loext:opacity="100%"/>
    </style:style>
    <style:style style:name="T10" style:family="text">
      <style:text-properties fo:color="#00677c" loext:opacity="100%" fo:font-weight="bold"/>
    </style:style>
    <style:style style:name="T11" style:family="text">
      <style:text-properties fo:color="#092e64" loext:opacity="100%"/>
    </style:style>
    <style:style style:name="T12" style:family="text">
      <style:text-properties fo:color="#092e64" loext:opacity="100%" fo:font-style="italic"/>
    </style:style>
    <style:style style:name="T13" style:family="text">
      <style:text-properties fo:font-style="italic"/>
    </style:style>
    <style:style style:name="T14" style:family="text">
      <style:text-properties fo:color="#000080" loext:opacity="100%"/>
    </style:style>
    <style:style style:name="T15" style:family="text">
      <style:text-properties fo:color="#008000" loext:opacity="100%"/>
    </style:style>
    <style:style style:name="T16" style:family="text">
      <style:text-properties fo:color="#ce5c00" loext:opacity="100%"/>
    </style:style>
    <style:style style:name="T17" style:family="text">
      <style:text-properties officeooo:rsid="0007c13a"/>
    </style:style>
    <style:style style:name="T18" style:family="text">
      <style:text-properties officeooo:rsid="00084c1a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fo:font-weight="bold" style:font-size-asian="12pt" style:font-size-complex="12pt"/>
    </style:style>
    <style:style style:name="T21" style:family="text">
      <style:text-properties fo:font-size="12pt" fo:font-weight="bold" officeooo:rsid="0008a734" style:font-size-asian="12pt" style:font-size-complex="12pt"/>
    </style:style>
    <style:style style:name="T22" style:family="text">
      <style:text-properties officeooo:rsid="00087109"/>
    </style:style>
    <style:style style:name="T23" style:family="text">
      <style:text-properties officeooo:rsid="0008a734"/>
    </style:style>
    <style:style style:name="T24" style:family="text">
      <style:text-properties officeooo:rsid="000920b9"/>
    </style:style>
    <style:style style:name="T25" style:family="text">
      <style:text-properties officeooo:rsid="000b02db"/>
    </style:style>
    <style:style style:name="T26" style:family="text">
      <style:text-properties fo:font-size="10pt" fo:font-style="oblique"/>
    </style:style>
    <style:style style:name="T27" style:family="text">
      <style:text-properties officeooo:rsid="000e3d05"/>
    </style:style>
    <style:style style:name="T28" style:family="text">
      <style:text-properties fo:color="#000000" loext:opacity="100%"/>
    </style:style>
    <style:style style:name="T29" style:family="text">
      <style:text-properties fo:color="#000000" loext:opacity="100%" fo:font-size="12pt" fo:font-weight="bold" style:font-size-asian="12pt" style:font-size-complex="12pt"/>
    </style:style>
    <style:style style:name="T30" style:family="text">
      <style:text-properties fo:color="#00a933" loext:opacity="100%"/>
    </style:style>
    <style:style style:name="T31" style:family="text">
      <style:text-properties fo:color="#00a933" loext:opacity="100%" fo:font-weight="bold" officeooo:rsid="00128251" style:font-weight-asian="bold" style:font-weight-complex="bold"/>
    </style:style>
    <style:style style:name="T32" style:family="text">
      <style:text-properties fo:color="#00a933" loext:opacity="100%" style:text-line-through-style="none" style:text-line-through-type="none" fo:font-weight="bold" officeooo:rsid="002522c4" style:font-weight-asian="bold" style:font-weight-complex="bold"/>
    </style:style>
    <style:style style:name="T33" style:family="text">
      <style:text-properties fo:color="#00a933" loext:opacity="100%" style:text-line-through-style="none" style:text-line-through-type="none" style:font-name="DejaVu Sans" officeooo:rsid="002522c4"/>
    </style:style>
    <style:style style:name="T34" style:family="text">
      <style:text-properties style:font-name="DejaVu Sans Mono" fo:font-size="10pt" style:font-size-asian="10pt" style:font-size-complex="10pt"/>
    </style:style>
    <style:style style:name="T35" style:family="text">
      <style:text-properties style:font-name="DejaVu Sans" officeooo:rsid="00193488"/>
    </style:style>
    <style:style style:name="T36" style:family="text">
      <style:text-properties style:font-name="DejaVu Sans" officeooo:rsid="001a29a5"/>
    </style:style>
    <style:style style:name="T37" style:family="text">
      <style:text-properties officeooo:rsid="00162a99"/>
    </style:style>
    <style:style style:name="T38" style:family="text">
      <style:text-properties officeooo:rsid="00193488"/>
    </style:style>
    <style:style style:name="T39" style:family="text">
      <style:text-properties officeooo:rsid="001a29a5"/>
    </style:style>
    <style:style style:name="T40" style:family="text">
      <style:text-properties officeooo:rsid="0022507b"/>
    </style:style>
    <style:style style:name="T41" style:family="text">
      <style:text-properties officeooo:rsid="0022fb27"/>
    </style:style>
    <style:style style:name="T42" style:family="text">
      <style:text-properties style:text-line-through-style="none" style:text-line-through-type="none" officeooo:rsid="002522c4"/>
    </style:style>
    <style:style style:name="T43" style:family="text">
      <style:text-properties style:text-line-through-style="none" style:text-line-through-type="none" style:font-name="DejaVu Sans" officeooo:rsid="002522c4"/>
    </style:style>
    <style:style style:name="T44" style:family="text">
      <style:text-properties style:text-line-through-style="solid" style:text-line-through-type="single"/>
    </style:style>
    <style:style style:name="T45" style:family="text">
      <style:text-properties style:text-line-through-style="solid" style:text-line-through-type="single" style:font-name="DejaVu Sans"/>
    </style:style>
    <style:style style:name="T46" style:family="text">
      <style:text-properties officeooo:rsid="0027710e"/>
    </style:style>
    <style:style style:name="T47" style:family="text">
      <style:text-properties officeooo:rsid="0027f732"/>
    </style:style>
    <style:style style:name="T48" style:family="text">
      <style:text-properties fo:background-color="#ffff00" loext:char-shading-value="0"/>
    </style:style>
    <style:style style:name="T49" style:family="text">
      <style:text-properties officeooo:rsid="002a5753"/>
    </style:style>
    <style:style style:name="T50" style:family="text">
      <style:text-properties officeooo:rsid="002a5eb1"/>
    </style:style>
    <style:style style:name="T51" style:family="text">
      <style:text-properties officeooo:rsid="002ce0d9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jet Linux C++ embarqué</text:p>
      <text:p text:style-name="Text_20_body"/>
      <text:p text:style-name="Text_20_body"><text:a xlink:type="simple" xlink:href="mailto:git@github.com" text:style-name="Internet_20_link" text:visited-style-name="Visited_20_Internet_20_Link">git@github.com</text:a> :caytro/LinuxCppEmbarque.git Configuration locale :</text:p>
      <text:p text:style-name="Text_20_body">QT Creator Qmake</text:p>
      <text:p text:style-name="Text_20_body">Config : Qmake.pro</text:p>
      <text:p text:style-name="P6"/>
      <text:p text:style-name="P3"><text:span text:style-name="T1">TEMPLATE</text:span><text:span text:style-name="T3"> </text:span>=<text:span text:style-name="T3"> </text:span>app</text:p>
      <text:p text:style-name="P3"><text:span text:style-name="T1">CONFIG</text:span><text:span text:style-name="T3"> </text:span>+=<text:span text:style-name="T3"> </text:span>console<text:span text:style-name="T3"> </text:span>c++11</text:p>
      <text:p text:style-name="P3"><text:span text:style-name="T1">CONFIG</text:span><text:span text:style-name="T3"> </text:span>-=<text:span text:style-name="T3"> </text:span>app_bundle</text:p>
      <text:p text:style-name="P3"><text:span text:style-name="T1">CONFIG</text:span><text:span text:style-name="T3"> </text:span>-=<text:span text:style-name="T3"> </text:span>qt</text:p>
      <text:p text:style-name="P3"><text:span text:style-name="T1">LIBS</text:span><text:span text:style-name="T3"> </text:span>+=<text:span text:style-name="T3"> </text:span>-L/usr/lib/x86_64-linux-gnu/<text:span text:style-name="T3"> </text:span>-lcurl</text:p>
      <text:p text:style-name="P3"><text:span text:style-name="T1">SOURCES</text:span><text:span text:style-name="T3"> </text:span>+=<text:span text:style-name="T3"> </text:span>\</text:p>
      <text:p text:style-name="P3"><text:span text:style-name="T3"><text:s text:c="8"/></text:span>main.cpp</text:p>
      <text:p text:style-name="P3"/>
      <text:p text:style-name="Standard"/>
      <text:p text:style-name="Text_20_body">Installation composants :</text:p>
      <text:list xml:id="list3675422533" text:style-name="L1">
        <text:list-item>
          <text:p text:style-name="P41">curl et libcurl (apt)</text:p>
        </text:list-item>
        <text:list-item>
          <text:p text:style-name="P41">boost (apt) pour json parser</text:p>
        </text:list-item>
      </text:list>
      <text:h text:style-name="Heading_20_1" text:outline-level="1">Configuration qemu</text:h>
      <text:p text:style-name="Text_20_body"/>
      <text:p text:style-name="P8">make list-defconfigs</text:p>
      <text:p text:style-name="P8">make qemu_aarch64_virt_defconfig →  !! réinitialise le .config !!</text:p>
      <text:p text:style-name="P8">make → machine de base</text:p>
      <text:h text:style-name="P25" text:outline-level="2">start : </text:h>
      <text:p text:style-name="P2"><text:span text:style-name="T26">hostfwd=tcp::5555-:22</text:span> <text:span text:style-name="T25">t</text:span>ransfère le port 5555 de localhost sur le port 22 de qemu</text:p>
      <text:p text:style-name="P3">qemu-system-aarch64 -M virt \</text:p>
      <text:p text:style-name="P3">-cpu cortex-a57 \</text:p>
      <text:p text:style-name="P3">-nographic \</text:p>
      <text:p text:style-name="P3">-smp 1 \</text:p>
      <text:p text:style-name="P3">-kernel output/images/Image \</text:p>
      <text:p text:style-name="P3">-append "root=/dev/vda console=ttyAMA0" \</text:p>
      <text:p text:style-name="P3">-netdev user,id=eth0,hostfwd=tcp::5555-:22 -device virtio-net-device,netdev=eth0 \</text:p>
      <text:p text:style-name="P3">-drive file=output/images/rootfs.ext4,if=none,format=raw,id=hd0 \</text:p>
      <text:p text:style-name="P3">-device virtio-blk-device,drive=hd0</text:p>
      <text:p text:style-name="Text_20_body"/>
      <text:p text:style-name="P8">make xconfig : <text:span text:style-name="T25">(</text:span><text:span text:style-name="T22">make </text:span><text:span text:style-name="T25">et .start </text:span><text:span text:style-name="T22">à chaque étape</text:span><text:span text:style-name="T25">)</text:span></text:p>
      <text:list xml:id="list2752399305" text:style-name="L2">
        <text:list-item>
          <text:p text:style-name="P43"><text:span text:style-name="T6">Enable C++ support </text:span><text:span text:style-name="T5">(</text:span><text:span text:style-name="T18">BR2_TOOLCHAIN_BUILDROOT_CXX</text:span><text:span text:style-name="T22">)</text:span><text:span text:style-name="T18"> </text:span></text:p>
        </text:list-item>
      </text:list>
      <text:list xml:id="list2625534888" text:style-name="L3">
        <text:list-item>
          <text:p text:style-name="P44"><text:soft-page-break/><text:span text:style-name="T20">libcurl</text:span> (BR2_PACKAGE_LIBCURL)</text:p>
        </text:list-item>
        <text:list-item>
          <text:p text:style-name="P45"><text:span text:style-name="T20">Path to the users tables</text:span> (BR2_ROOTFS_USERS_TABLES)</text:p>
          <text:list>
            <text:list-item>
              <text:p text:style-name="P45">myConfig/users.txt</text:p>
              <text:list>
                <text:list-item>
                  <text:p text:style-name="P31">sylvain 1000 sylvain 1000 =password /home/sylvain /bin/sh - User</text:p>
                </text:list-item>
              </text:list>
            </text:list-item>
          </text:list>
        </text:list-item>
        <text:list-item>
          <text:p text:style-name="P45"><text:span text:style-name="T20">Root filesystem overlay directories</text:span><text:span text:style-name="T19"> </text:span>(BR2_ROOTFS_OVERLAY)</text:p>
          <text:list>
            <text:list-item>
              <text:p text:style-name="P46">overlay/</text:p>
              <text:list>
                <text:list-item>
                  <text:p text:style-name="P46">/home/user  <text:span text:style-name="T24">et /root (remplacer $ par #)</text:span>: </text:p>
                  <text:list>
                    <text:list-item>
                      <text:p text:style-name="P46">.profile</text:p>
                      <text:list>
                        <text:list-item>
                          <text:p text:style-name="P31">export PS1="\<text:a xlink:type="simple" xlink:href="mailto:u@qemu" text:style-name="Internet_20_link" text:visited-style-name="Visited_20_Internet_20_Link">u@qemu</text:a>:\W/$"</text:p>
                        </text:list-item>
                      </text:list>
                    </text:list-item>
                  </text:list>
                </text:list-item>
                <text:list-item>
                  <text:p text:style-name="P47">exemples : </text:p>
                </text:list-item>
              </text:list>
            </text:list-item>
          </text:list>
        </text:list-item>
      </text:list>
      <text:p text:style-name="P3">etc <text:s/>home <text:s/>root <text:s/>usr <text:s/>var</text:p>
      <text:p text:style-name="P3"/>
      <text:p text:style-name="P3">./etc:</text:p>
      <text:p text:style-name="P3">azerty.kmap <text:s/>init.d</text:p>
      <text:p text:style-name="P3"/>
      <text:p text:style-name="P3">./etc/init.d:</text:p>
      <text:p text:style-name="P3">S70kmapFrench <text:s/>S80Cron</text:p>
      <text:p text:style-name="P3"/>
      <text:p text:style-name="P3">./home:</text:p>
      <text:p text:style-name="P3">sylvain</text:p>
      <text:p text:style-name="P3"/>
      <text:p text:style-name="P3">./home/sylvain:</text:p>
      <text:p text:style-name="P3"/>
      <text:p text:style-name="P3">./root:</text:p>
      <text:p text:style-name="P3"/>
      <text:p text:style-name="P3">./usr:</text:p>
      <text:p text:style-name="P3">bin <text:s/>share</text:p>
      <text:p text:style-name="P3"/>
      <text:p text:style-name="P3">./usr/bin:</text:p>
      <text:p text:style-name="P3">progarm</text:p>
      <text:p text:style-name="P3"/>
      <text:p text:style-name="P3">./usr/share:</text:p>
      <text:p text:style-name="P3">zoneinfo</text:p>
      <text:p text:style-name="P3"/>
      <text:p text:style-name="P3">./usr/share/zoneinfo:</text:p>
      <text:p text:style-name="P3">Europe</text:p>
      <text:p text:style-name="P3"/>
      <text:p text:style-name="P3">./usr/share/zoneinfo/Europe:</text:p>
      <text:p text:style-name="P3">Paris</text:p>
      <text:p text:style-name="P3"/>
      <text:p text:style-name="P3">./var:</text:p>
      <text:p text:style-name="P3">spool</text:p>
      <text:p text:style-name="P3"/>
      <text:p text:style-name="P3">./var/spool:</text:p>
      <text:p text:style-name="P3">cron</text:p>
      <text:p text:style-name="P3"/>
      <text:p text:style-name="P3">./var/spool/cron:</text:p>
      <text:p text:style-name="P3">crontabs</text:p>
      <text:p text:style-name="P3"/>
      <text:p text:style-name="P3">./var/spool/cron/crontabs:</text:p>
      <text:p text:style-name="P3">root</text:p>
      <text:list xml:id="list173303816740523" text:continue-numbering="true" text:style-name="L3">
        <text:list-item>
          <text:p text:style-name="P47"><text:span text:style-name="T20">openssh</text:span> (BR2_PACKAGE_OPENSSH) → <text:span text:style-name="T25">tout cocher</text:span></text:p>
        </text:list-item>
        <text:list-item>
          <text:p text:style-name="P48"><text:span text:style-name="T29">json-for-modern-cpp</text:span> <text:span text:style-name="T28">(BR2_PACKAGE_JSON_FOR_MODERN_CPP)</text:span></text:p>
          <text:list>
            <text:list-item>
              <text:p text:style-name="P49"><text:soft-page-break/>nlohmann</text:p>
            </text:list-item>
          </text:list>
        </text:list-item>
        <text:list-item>
          <text:p text:style-name="P50"><text:span text:style-name="T20">gd</text:span> (BR2_PACKAGE_GD)<text:span text:style-name="T46"> </text:span><text:span text:style-name="T24">→</text:span><text:span text:style-name="T46"> tout cocher </text:span><text:span text:style-name="T47">!</text:span></text:p>
        </text:list-item>
        <text:list-item>
          <text:p text:style-name="P49"/>
          <text:p text:style-name="P53"/>
        </text:list-item>
      </text:list>
      <text:p text:style-name="P9"/>
      <text:p text:style-name="P8"/>
      <text:p text:style-name="P7"/>
      <text:h text:style-name="Heading_20_1" text:outline-level="1">Utilisation de curl <text:span text:style-name="T17">(C) </text:span>pour requete HTTP GET :</text:h>
      <text:p text:style-name="P6"/>
      <text:p text:style-name="P3">#<text:span text:style-name="T14">include</text:span><text:span text:style-name="T3"> </text:span>&lt;<text:span text:style-name="T15">iostream</text:span>&gt;</text:p>
      <text:p text:style-name="P3">#<text:span text:style-name="T14">include</text:span><text:span text:style-name="T3"> </text:span>&lt;<text:span text:style-name="T15">curl</text:span>/<text:span text:style-name="T15">curl</text:span>.<text:span text:style-name="T15">h</text:span>&gt;</text:p>
      <text:p text:style-name="P3">#<text:span text:style-name="T14">include</text:span><text:span text:style-name="T3"> </text:span>&lt;<text:span text:style-name="T15">memory</text:span>.<text:span text:style-name="T15">h</text:span>&gt;</text:p>
      <text:p text:style-name="P3"><text:span text:style-name="T4">using</text:span><text:span text:style-name="T3"> </text:span><text:span text:style-name="T4">namespace</text:span><text:span text:style-name="T3"> </text:span><text:span text:style-name="T1">std</text:span>;</text:p>
      <text:p text:style-name="P3"><text:span text:style-name="T4">struct</text:span><text:span text:style-name="T3"> </text:span><text:span text:style-name="T2">response</text:span><text:span text:style-name="T3"> </text:span>{</text:p>
      <text:p text:style-name="P3"><text:span text:style-name="T3"><text:s text:c="2"/></text:span><text:span text:style-name="T4">char</text:span><text:span text:style-name="T3"> </text:span>*<text:span text:style-name="T7">memory</text:span>;</text:p>
      <text:p text:style-name="P3"><text:span text:style-name="T3"><text:s text:c="2"/></text:span><text:span text:style-name="T1">size_t</text:span><text:span text:style-name="T3"> </text:span><text:span text:style-name="T7">size</text:span>;</text:p>
      <text:p text:style-name="P5">};</text:p>
      <text:p text:style-name="P3"><text:span text:style-name="T4">static</text:span><text:span text:style-name="T3"> </text:span><text:span text:style-name="T1">size_t</text:span></text:p>
      <text:p text:style-name="P3"><text:span text:style-name="T10">mem_cb</text:span>(<text:span text:style-name="T4">void</text:span><text:span text:style-name="T3"> </text:span>*<text:span text:style-name="T11">contents</text:span>,<text:span text:style-name="T3"> </text:span><text:span text:style-name="T1">size_t</text:span><text:span text:style-name="T3"> </text:span><text:span text:style-name="T11">size</text:span>,<text:span text:style-name="T3"> </text:span><text:span text:style-name="T1">size_t</text:span><text:span text:style-name="T3"> </text:span><text:span text:style-name="T11">nmemb</text:span>,<text:span text:style-name="T3"> </text:span><text:span text:style-name="T4">void</text:span><text:span text:style-name="T3"> </text:span>*<text:span text:style-name="T11">userp</text:span>)</text:p>
      <text:p text:style-name="P5">{</text:p>
      <text:p text:style-name="P3"><text:span text:style-name="T3"><text:s text:c="2"/></text:span><text:span text:style-name="T1">size_t</text:span><text:span text:style-name="T3"> </text:span><text:span text:style-name="T11">realsize</text:span><text:span text:style-name="T3"> </text:span>=<text:span text:style-name="T3"> </text:span><text:span text:style-name="T11">size</text:span><text:span text:style-name="T3"> </text:span>*<text:span text:style-name="T3"> </text:span><text:span text:style-name="T11">nmemb</text:span>;</text:p>
      <text:p text:style-name="P3"><text:span text:style-name="T3"><text:s text:c="2"/></text:span><text:span text:style-name="T4">struct</text:span><text:span text:style-name="T3"> </text:span><text:span text:style-name="T1">response</text:span><text:span text:style-name="T3"> </text:span>*<text:span text:style-name="T11">mem</text:span><text:span text:style-name="T3"> </text:span>=<text:span text:style-name="T3"> </text:span>(<text:span text:style-name="T4">struct</text:span><text:span text:style-name="T3"> </text:span><text:span text:style-name="T1">response</text:span><text:span text:style-name="T3"> </text:span>*)<text:span text:style-name="T11">userp</text:span>;</text:p>
      <text:p text:style-name="P3"><text:span text:style-name="T3"><text:s text:c="2"/></text:span><text:span text:style-name="T4">char</text:span><text:span text:style-name="T3"> </text:span>*<text:span text:style-name="T11">ptr</text:span><text:span text:style-name="T3"> </text:span>=<text:span text:style-name="T3"> </text:span>(<text:span text:style-name="T4">char</text:span><text:span text:style-name="T3"> </text:span>*)<text:span text:style-name="T9">realloc</text:span>(<text:span text:style-name="T12">mem</text:span><text:span text:style-name="T13">-&gt;</text:span><text:span text:style-name="T8">memory</text:span>,<text:span text:style-name="T3"> </text:span><text:span text:style-name="T11">mem</text:span>-&gt;<text:span text:style-name="T7">size</text:span><text:span text:style-name="T3"> </text:span>+<text:span text:style-name="T3"> </text:span><text:span text:style-name="T11">realsize</text:span><text:span text:style-name="T3"> </text:span>+<text:span text:style-name="T3"> </text:span><text:span text:style-name="T14">1</text:span>);</text:p>
      <text:p text:style-name="P3"><text:span text:style-name="T3"><text:s text:c="2"/></text:span><text:span text:style-name="T4">if</text:span>(!<text:span text:style-name="T11">ptr</text:span>)<text:span text:style-name="T3"> </text:span>{</text:p>
      <text:p text:style-name="P3"><text:span text:style-name="T3"><text:s text:c="4"/></text:span><text:span text:style-name="T15">/*</text:span><text:span text:style-name="T3"> </text:span><text:span text:style-name="T15">out</text:span><text:span text:style-name="T3"> </text:span><text:span text:style-name="T15">of</text:span><text:span text:style-name="T3"> </text:span><text:span text:style-name="T15">memory!</text:span><text:span text:style-name="T3"> </text:span><text:span text:style-name="T15">*/</text:span></text:p>
      <text:p text:style-name="P3"><text:span text:style-name="T3"><text:s text:c="4"/></text:span><text:span text:style-name="T9">printf</text:span>(<text:span text:style-name="T15">"not enough memory (realloc returned NULL)\n"</text:span>);</text:p>
      <text:p text:style-name="P3"><text:span text:style-name="T3"><text:s text:c="4"/></text:span><text:span text:style-name="T4">return</text:span><text:span text:style-name="T3"> </text:span><text:span text:style-name="T14">0</text:span>;</text:p>
      <text:p text:style-name="P5"><text:span text:style-name="T3"><text:s text:c="2"/></text:span>}</text:p>
      <text:p text:style-name="P3"><text:span text:style-name="T3"><text:s text:c="2"/></text:span><text:span text:style-name="T11">mem</text:span>-&gt;<text:span text:style-name="T7">memory</text:span><text:span text:style-name="T3"> </text:span>=<text:span text:style-name="T3"> </text:span><text:span text:style-name="T11">ptr</text:span>;</text:p>
      <text:p text:style-name="P3"><text:span text:style-name="T3"><text:s text:c="2"/></text:span><text:span text:style-name="T9">memcpy</text:span>(<text:span text:style-name="T13">&amp;(</text:span><text:span text:style-name="T12">mem</text:span><text:span text:style-name="T13">-&gt;</text:span><text:span text:style-name="T8">memory</text:span><text:span text:style-name="T13">[</text:span><text:span text:style-name="T12">mem</text:span><text:span text:style-name="T13">-&gt;</text:span><text:span text:style-name="T8">size</text:span><text:span text:style-name="T13">])</text:span>,<text:span text:style-name="T3"> </text:span><text:span text:style-name="T11">contents</text:span>,<text:span text:style-name="T3"> </text:span><text:span text:style-name="T11">realsize</text:span>);</text:p>
      <text:p text:style-name="P3"><text:span text:style-name="T3"><text:s text:c="2"/></text:span><text:span text:style-name="T11">mem</text:span>-&gt;<text:span text:style-name="T7">size</text:span><text:span text:style-name="T3"> </text:span>+=<text:span text:style-name="T3"> </text:span><text:span text:style-name="T11">realsize</text:span>;</text:p>
      <text:p text:style-name="P3"><text:span text:style-name="T3"><text:s text:c="2"/></text:span><text:span text:style-name="T11">mem</text:span>-&gt;<text:span text:style-name="T7">memory</text:span>[<text:span text:style-name="T11">mem</text:span>-&gt;<text:span text:style-name="T7">size</text:span>]<text:span text:style-name="T3"> </text:span>=<text:span text:style-name="T3"> </text:span><text:span text:style-name="T14">0</text:span>;</text:p>
      <text:p text:style-name="P3"><text:span text:style-name="T3"><text:s text:c="2"/></text:span><text:span text:style-name="T4">return</text:span><text:span text:style-name="T3"> </text:span><text:span text:style-name="T11">realsize</text:span>;</text:p>
      <text:p text:style-name="P5">}</text:p>
      <text:p text:style-name="P3"><text:span text:style-name="T4">int</text:span><text:span text:style-name="T3"> </text:span><text:span text:style-name="T10">main</text:span>()</text:p>
      <text:p text:style-name="P5">{</text:p>
      <text:p text:style-name="P3"><text:span text:style-name="T3"><text:s text:c="4"/></text:span><text:span text:style-name="T16">cout</text:span><text:span text:style-name="T3"> </text:span><text:span text:style-name="T9">&lt;&lt;</text:span><text:span text:style-name="T3"> </text:span><text:span text:style-name="T15">"Hello World!"</text:span><text:span text:style-name="T3"> </text:span><text:span text:style-name="T9">&lt;&lt;</text:span><text:span text:style-name="T3"> </text:span><text:span text:style-name="T9">endl</text:span>;</text:p>
      <text:p text:style-name="P3"><text:span text:style-name="T3"><text:s text:c="4"/></text:span><text:span text:style-name="T4">struct</text:span><text:span text:style-name="T3"> </text:span><text:span text:style-name="T1">response</text:span><text:span text:style-name="T3"> </text:span><text:span text:style-name="T11">chunk</text:span><text:span text:style-name="T3"> </text:span>=<text:span text:style-name="T3"> </text:span>{.<text:span text:style-name="T7">memory</text:span><text:span text:style-name="T3"> </text:span>=<text:span text:style-name="T3"> </text:span>(<text:span text:style-name="T4">char</text:span><text:span text:style-name="T3"> </text:span>*)<text:span text:style-name="T9">malloc</text:span>(<text:span text:style-name="T14">1</text:span>),</text:p>
      <text:p text:style-name="P3"><text:span text:style-name="T3"><text:s text:c="29"/></text:span>.<text:span text:style-name="T7">size</text:span><text:span text:style-name="T3"> </text:span>=<text:span text:style-name="T3"> </text:span><text:span text:style-name="T14">0</text:span>};</text:p>
      <text:p text:style-name="P3"><text:span text:style-name="T3"><text:s text:c="4"/></text:span><text:span text:style-name="T1">CURL</text:span><text:span text:style-name="T3"> </text:span>*<text:span text:style-name="T11">hnd</text:span><text:span text:style-name="T3"> </text:span>=<text:span text:style-name="T3"> </text:span><text:span text:style-name="T9">curl_easy_init</text:span>();</text:p>
      <text:p text:style-name="P3"><text:span text:style-name="T3"><text:s text:c="4"/></text:span><text:span text:style-name="T14">curl_easy_setopt</text:span>(<text:span text:style-name="T11">hnd</text:span>,<text:span text:style-name="T3"> </text:span><text:span text:style-name="T1">CURLOPT_CUSTOMREQUEST</text:span>,<text:span text:style-name="T3"> </text:span><text:span text:style-name="T15">"GET"</text:span>);</text:p>
      <text:p text:style-name="P3"><text:span text:style-name="T3"><text:s text:c="4"/></text:span><text:span text:style-name="T14">curl_easy_setopt</text:span>(<text:span text:style-name="T11">hnd</text:span>,<text:span text:style-name="T3"> </text:span><text:span text:style-name="T1">CURLOPT_URL</text:span>,<text:span text:style-name="T3"> </text:span><text:span text:style-name="T15">"https://api.ambeedata.com/latest/by-lat-lng?lat=43.560537&amp;lng=1.404690"</text:span>);</text:p>
      <text:p text:style-name="P3"><text:span text:style-name="T3"><text:s text:c="4"/></text:span><text:span text:style-name="T4">struct</text:span><text:span text:style-name="T3"> </text:span><text:span text:style-name="T1">curl_slist</text:span><text:span text:style-name="T3"> </text:span>*<text:span text:style-name="T11">headers</text:span><text:span text:style-name="T3"> </text:span>=<text:span text:style-name="T3"> </text:span><text:span text:style-name="T14">NULL</text:span>;</text:p>
      <text:p text:style-name="P3"><text:span text:style-name="T3"><text:s text:c="4"/></text:span><text:span text:style-name="T11">headers</text:span><text:span text:style-name="T3"> </text:span>=<text:span text:style-name="T3"> </text:span><text:span text:style-name="T9">curl_slist_append</text:span>(<text:span text:style-name="T12">headers</text:span>,<text:span text:style-name="T3"> </text:span><text:span text:style-name="T15">"x-api-key: b83fcfd7137ff81d96b92a34d3488506b7d3976bda58077cab133e94efd0a240"</text:span>);</text:p>
      <text:p text:style-name="P3"><text:soft-page-break/><text:span text:style-name="T3"><text:s text:c="4"/></text:span><text:span text:style-name="T11">headers</text:span><text:span text:style-name="T3"> </text:span>=<text:span text:style-name="T3"> </text:span><text:span text:style-name="T9">curl_slist_append</text:span>(<text:span text:style-name="T12">headers</text:span>,<text:span text:style-name="T3"> </text:span><text:span text:style-name="T15">"Content-type: application/json"</text:span>);</text:p>
      <text:p text:style-name="P3"><text:span text:style-name="T3"><text:s text:c="4"/></text:span><text:span text:style-name="T14">curl_easy_setopt</text:span>(<text:span text:style-name="T11">hnd</text:span>,<text:span text:style-name="T3"> </text:span><text:span text:style-name="T1">CURLOPT_HTTPHEADER</text:span>,<text:span text:style-name="T3"> </text:span><text:span text:style-name="T11">headers</text:span>);</text:p>
      <text:p text:style-name="P3"><text:span text:style-name="T3"><text:s text:c="4"/></text:span><text:span text:style-name="T14">curl_easy_setopt</text:span>(<text:span text:style-name="T11">hnd</text:span>,<text:span text:style-name="T3"> </text:span><text:span text:style-name="T1">CURLOPT_WRITEFUNCTION</text:span>,<text:span text:style-name="T3"> </text:span><text:span text:style-name="T9">mem_cb</text:span>);</text:p>
      <text:p text:style-name="P3"><text:span text:style-name="T3"><text:s text:c="4"/></text:span><text:span text:style-name="T14">curl_easy_setopt</text:span>(<text:span text:style-name="T11">hnd</text:span>,<text:span text:style-name="T3"> </text:span><text:span text:style-name="T1">CURLOPT_WRITEDATA</text:span>,<text:span text:style-name="T3"> </text:span>(<text:span text:style-name="T4">void</text:span><text:span text:style-name="T3"> </text:span>*)&amp;<text:span text:style-name="T11">chunk</text:span>);</text:p>
      <text:p text:style-name="P3"><text:span text:style-name="T3"><text:s text:c="4"/></text:span><text:span text:style-name="T9">printf</text:span>(<text:span text:style-name="T15">"Before : \n"</text:span>);</text:p>
      <text:p text:style-name="P3"><text:span text:style-name="T3"><text:s text:c="4"/></text:span><text:span text:style-name="T1">CURLcode</text:span><text:span text:style-name="T3"> </text:span><text:span text:style-name="T11">ret</text:span><text:span text:style-name="T3"> </text:span>=<text:span text:style-name="T3"> </text:span><text:span text:style-name="T9">curl_easy_perform</text:span>(<text:span text:style-name="T12">hnd</text:span>);</text:p>
      <text:p text:style-name="P3"><text:span text:style-name="T3"><text:s text:c="4"/></text:span><text:span text:style-name="T16">cout</text:span><text:span text:style-name="T3"> </text:span><text:span text:style-name="T9">&lt;&lt;</text:span><text:span text:style-name="T3"> </text:span><text:span text:style-name="T15">"Retour"</text:span>;</text:p>
      <text:p text:style-name="P3"><text:span text:style-name="T3"><text:s text:c="4"/></text:span><text:span text:style-name="T9">printf</text:span>(<text:span text:style-name="T15">"Retour : %d\n"</text:span>,<text:span text:style-name="T11">ret</text:span>);</text:p>
      <text:p text:style-name="P3"><text:span text:style-name="T3"><text:s text:c="4"/></text:span><text:span text:style-name="T9">printf</text:span>(<text:span text:style-name="T15">"Chunk : %s\n"</text:span>,<text:span text:style-name="T11">chunk</text:span>.<text:span text:style-name="T7">memory</text:span>);</text:p>
      <text:p text:style-name="P3"><text:span text:style-name="T3"><text:s text:c="4"/></text:span><text:span text:style-name="T9">free</text:span>(<text:span text:style-name="T12">chunk</text:span><text:span text:style-name="T13">.</text:span><text:span text:style-name="T8">memory</text:span>);</text:p>
      <text:p text:style-name="P5">}</text:p>
      <text:p text:style-name="P3"/>
      <text:p text:style-name="Standard"/>
      <text:h text:style-name="Heading_20_3" text:outline-level="3">Sortie :</text:h>
      <text:p text:style-name="P3">Retour : 0</text:p>
      <text:p text:style-name="P3">Chunk : {"message":"success","stations":[{"CO":0.234,"NO2":16.543,"OZONE":12.586,"PM10":12.853,"PM25":2.6,"SO2":0.661,"city":"Toulouse","countryCode":"FR","division":"Haute-Garonne","lat":43.556374,"lng":1.403964,"placeName":"Avenue de Larrieu","postalCode":"31100","state":"Occitanie","updatedAt":"2023-09-14T07:00:00.000Z","AQI":16,"aqiInfo":{"pollutant":"NO2","concentration":16.543,"category":"Good"}}]}</text:p>
      <text:p text:style-name="Text_20_body"/>
      <text:p text:style-name="P12">Création d’un classe myCurl pour gérer les accès à l’API.</text:p>
      <text:h text:style-name="Heading_20_1" text:outline-level="1">Utilisation de <text:span text:style-name="T27">Nlohmann/json.hpp pour parsing</text:span></text:h>
      <text:p text:style-name="Text_20_body"><text:a xlink:type="simple" xlink:href="https://www.boost.org/" text:style-name="Internet_20_link" text:visited-style-name="Visited_20_Internet_20_Link"><text:span text:style-name="T27">D</text:span></text:a><text:span text:style-name="T27">oc : </text:span><text:a xlink:type="simple" xlink:href="https://github.com/nlohmann/json" text:style-name="Internet_20_link" text:visited-style-name="Visited_20_Internet_20_Link"><text:span text:style-name="T27">https://github.com/nlohmann/json</text:span></text:a><text:span text:style-name="T27"> ou </text:span><text:a xlink:type="simple" xlink:href="https://json.nlohmann.me/api/basic_json/" text:style-name="Internet_20_link" text:visited-style-name="Visited_20_Internet_20_Link"><text:span text:style-name="T27">https://json.nlohmann.me/api/basic_json/</text:span></text:a></text:p>
      <text:p text:style-name="P11"/>
      <text:p text:style-name="Text_20_body">Utilisation très simple et intuitive.</text:p>
      <text:p text:style-name="Text_20_body">Création d’une classe myParse basée sur cette lib.</text:p>
      <text:p text:style-name="P11"/>
      <text:h text:style-name="P20" text:outline-level="1">Compilation croisée qemu</text:h>
      <text:p text:style-name="P13"/>
      <text:p text:style-name="Text_20_body">Dans le dossier <text:span text:style-name="T34">devel/AIrQualityWAtch</text:span></text:p>
      <text:p text:style-name="P4"/>
      <text:p text:style-name="P4">#!/bin/sh</text:p>
      <text:p text:style-name="P4"/>
      <text:p text:style-name="P4">echo cross compilation to qemu...</text:p>
      <text:p text:style-name="P4">../../buildroot/buildroot-work/output/host/bin/aarch64-buildroot-linux-gnu-g++ -o airQualityWatch-qemu main.cpp mycurl.cpp <text:s/>myparsing.cpp myoptions.cpp mygraphics.cpp -lcurl -lgd</text:p>
      <text:p text:style-name="P4">echo ...OK</text:p>
      <text:p text:style-name="P4"/>
      <text:p text:style-name="P4">echo copying to overlay/root/bin...</text:p>
      <text:p text:style-name="P4"><text:soft-page-break/>cp ./airQualityWatch-qemu ../../buildroot/buildroot-work/overlay/root/bin</text:p>
      <text:p text:style-name="P4">echo ...OK</text:p>
      <text:p text:style-name="P4"/>
      <text:h text:style-name="P21" text:outline-level="1">Problèmes :</text:h>
      <text:p text:style-name="Standard">g++ : </text:p>
      <text:p text:style-name="P1">Lors de l’installation de jsonpp, erreur : Manque le fichier output/host/bin/aarch64-buildroot-linux-gnu-g++</text:p>
      <text:p text:style-name="P1">Il faut compiler le compilateur g++. </text:p>
      <text:p text:style-name="P1">Tentative : <text:span text:style-name="T21">Force the building of host dependencies</text:span><text:span text:style-name="T23"> (BR2_FORCE_HOST_BUILD) → </text:span>toujours pas de fichier output/host/bin/aarch64-buildroot-linux-gnu-g++'</text:p>
      <text:p text:style-name="P10">Solution : Redémarrer à partir de 0 en ajoutant support C++ avant la première compil. Semble fonctionner, fichier présent → <text:span text:style-name="T31">Fixed</text:span></text:p>
      <text:h text:style-name="P26" text:outline-level="2">Persistence des dossiers de l'arborescence de la machine virtuelle qemu :</text:h>
      <text:p text:style-name="P54">Les datas stockées dans /tmp ont été perdues après poweroff <text:span text:style-name="T37">et start. Arès tests, les données stockées en cours d'utilisation dans /home persistent après poweroff. Modification du source C++ afin de stocker les datas téléchargées dans /home/sylvain/datas</text:span><text:span text:style-name="T47">. En attendant une sauvegarde plus perenne, penser à récupérer les datas et les charts avant les poweroff et recompilations</text:span></text:p>
      <text:p text:style-name="P54"/>
      <text:h text:style-name="P29" text:outline-level="2">&lt;filesystem&gt; lib n'est pas dans buildroot : </text:h>
      <text:p text:style-name="P55">Utilisation de la lib boost/filesystem. Préférée à LUA car il semble que boost propose plus de libraries, en particulier une lib graphique.</text:p>
      <text:p text:style-name="P56"/>
      <text:p text:style-name="P16"/>
      <text:h text:style-name="P22" text:outline-level="1">ToDO</text:h>
      <text:list xml:id="list4128841612" text:style-name="L4">
        <text:list-item>
          <text:p text:style-name="P57">Choix d’un lib Graphique<text:span text:style-name="T42"> </text:span><text:span text:style-name="T32">gd</text:span></text:p>
        </text:list-item>
        <text:list-item>
          <text:p text:style-name="P51">Configurer cron dans buildroot pour récupération data sur l'API, sauvegarde et màj des graphiques</text:p>
        </text:list-item>
        <text:list-item>
          <text:p text:style-name="P59">Trouver une solution de sauvegarde externe.</text:p>
        </text:list-item>
        <text:list-item>
          <text:p text:style-name="P59">Graphs :</text:p>
          <text:list>
            <text:list-item>
              <text:p text:style-name="P59">curve Ozone, PM10 et PM25 <text:span text:style-name="T30">OK</text:span></text:p>
              <text:list>
                <text:list-item>
                  <text:p text:style-name="P59">Rajouter labels abscisses</text:p>
                </text:list-item>
              </text:list>
            </text:list-item>
            <text:list-item>
              <text:p text:style-name="P59"><text:soft-page-break/>pie répartition des polluants </text:p>
            </text:list-item>
            <text:list-item>
              <text:p text:style-name="P59"/>
            </text:list-item>
          </text:list>
        </text:list-item>
        <text:list-item>
          <text:p text:style-name="P51">S<text:span text:style-name="T44">tocker API-KEY dans un fichier pour pouvoir la mettre à jour (doit </text:span><text:span text:style-name="T45">être renouvelée tous les 15 jours)</text:span><text:span text:style-name="T43"> </text:span><text:span text:style-name="T33">fichier /home/sylvain/AIQWA.config </text:span></text:p>
        </text:list-item>
        <text:list-item>
          <text:p text:style-name="P52">Choisir et parametrer un server HTTP permettant d'afficher les graphs dans une page web</text:p>
        </text:list-item>
        <text:list-item>
          <text:p text:style-name="P58">Documentation : doxygen, pandoc, graphviz (difficile)</text:p>
          <text:p text:style-name="P52"/>
        </text:list-item>
      </text:list>
      <text:p text:style-name="P1"/>
      <text:p text:style-name="Text_20_body"/>
      <text:h text:style-name="P23" text:outline-level="1">Classes</text:h>
      <text:h text:style-name="P27" text:outline-level="2">myCurl</text:h>
      <text:p text:style-name="P18"><text:span text:style-name="T38">Utilise la lib </text:span>&lt;<text:span text:style-name="T15">curl</text:span>/<text:span text:style-name="T15">curl</text:span>.<text:span text:style-name="T15">h</text:span>&gt;<text:span text:style-name="T38"> pour gérer les requ</text:span><text:span text:style-name="T35">êtes HTTP GET à la source des données. </text:span></text:p>
      <text:p text:style-name="P18"><text:span text:style-name="T35">Nécessite -lcurl</text:span><text:span text:style-name="T36"> à la compilation.</text:span></text:p>
      <text:h text:style-name="P27" text:outline-level="2">myParsing</text:h>
      <text:p text:style-name="P17"><text:span text:style-name="T38">Utilise la lib </text:span>&lt;<text:span text:style-name="T15">nlohmann</text:span>/<text:span text:style-name="T15">json</text:span>.<text:span text:style-name="T15">hpp</text:span>&gt;<text:span text:style-name="T38"> pour gérer le parsing, les lectures et écritures disque des datas au format Json</text:span></text:p>
      <text:h text:style-name="P27" text:outline-level="2">myGraphics<text:span text:style-name="T39"> </text:span></text:h>
      <text:p text:style-name="P14">Utilise les libs </text:p>
      <text:list xml:id="list2398869294" text:style-name="L5">
        <text:list-item>
          <text:p text:style-name="P32">&lt;<text:span text:style-name="T15">gd</text:span>.<text:span text:style-name="T15">h</text:span>&gt;</text:p>
        </text:list-item>
        <text:list-item>
          <text:p text:style-name="P33"><text:span text:style-name="T28">&lt;</text:span>gdfontt.h<text:span text:style-name="T28">&gt;</text:span></text:p>
        </text:list-item>
        <text:list-item>
          <text:p text:style-name="P32">&lt;<text:span text:style-name="T15">gdfonts</text:span>.<text:span text:style-name="T15">h</text:span>&gt;</text:p>
        </text:list-item>
        <text:list-item>
          <text:p text:style-name="P32">&lt;<text:span text:style-name="T15">gdfontmb</text:span>.<text:span text:style-name="T15">h</text:span>&gt;</text:p>
        </text:list-item>
        <text:list-item>
          <text:p text:style-name="P32">&lt;<text:span text:style-name="T15">gdfontl</text:span>.<text:span text:style-name="T15">h</text:span>&gt;</text:p>
        </text:list-item>
        <text:list-item>
          <text:p text:style-name="P32">&lt;<text:span text:style-name="T15">gdfontg</text:span>.<text:span text:style-name="T15">h</text:span>&gt;</text:p>
        </text:list-item>
      </text:list>
      <text:p text:style-name="P14">pour générer les graphiques. </text:p>
      <text:p text:style-name="P14">Nécessite -lgd à la compilation.</text:p>
      <text:h text:style-name="P28" text:outline-level="2">myOptions</text:h>
      <text:p text:style-name="P14">Permet de <text:span text:style-name="T41">modifier</text:span> le paramétrage de l'application à partir <text:span text:style-name="T41">d'un</text:span> fichier Json modifiable dans le dossier overlay<text:span text:style-name="T40">/root/AIQWA.config</text:span> de buildroot.</text:p>
      <text:p text:style-name="P15">{<text:tab/></text:p>
      <text:p text:style-name="P15"><text:tab/>"curlopts":{</text:p>
      <text:p text:style-name="P15"><text:tab/><text:tab/>"url": "https://api.ambeedata.com/latest/by-lat-lng",</text:p>
      <text:p text:style-name="P15"><text:tab/><text:tab/>"urlParams":{</text:p>
      <text:p text:style-name="P15"><text:soft-page-break/><text:tab/><text:tab/><text:tab/>"lat":"43.560537",</text:p>
      <text:p text:style-name="P15"><text:tab/><text:tab/><text:tab/>"lng":"1.404690"</text:p>
      <text:p text:style-name="P15"><text:tab/><text:tab/>}</text:p>
      <text:p text:style-name="P15"><text:tab/><text:tab/>"api-key": "x-api-key:b83fcfd7137ff81d96b92a34d3488506b7d3976bda58077cab133e94efd0a240"</text:p>
      <text:p text:style-name="P15"><text:tab/>},</text:p>
      <text:p text:style-name="P35"><text:tab/>"filesOwner":sylvain",</text:p>
      <text:p text:style-name="P15"><text:tab/>"logPath":"/home/sylvain/logs",</text:p>
      <text:p text:style-name="P15"><text:tab/>"logFileName":"AIQWA.log",</text:p>
      <text:p text:style-name="P15"><text:tab/>"dataPath":"/home/sylvain/datas",</text:p>
      <text:p text:style-name="P15"><text:tab/>"dataFileName":"AirQualityWatch",</text:p>
      <text:p text:style-name="P15"><text:tab/>"chartPath":"/home/sylvain/charts",</text:p>
      <text:p text:style-name="P15"><text:tab/>"curveChartFileName":"curve.png",</text:p>
      <text:p text:style-name="P15"><text:tab/>"histoChartFileName":"histo.png",</text:p>
      <text:p text:style-name="P15"><text:tab/>"pieChartFileName":"pie.png",</text:p>
      <text:p text:style-name="P15">}</text:p>
      <text:p text:style-name="P19"/>
      <text:h text:style-name="P30" text:outline-level="2">myRegex</text:h>
      <text:p text:style-name="P62">... A compléter</text:p>
      <text:h text:style-name="P24" text:outline-level="1">Mise en ligne server httpd de busybox</text:h>
      <text:list xml:id="list3262099893" text:style-name="L14">
        <text:list-item>
          <text:p text:style-name="P60">Le serveur httpd n'est pas par défaut dans busybox</text:p>
        </text:list-item>
        <text:list-item>
          <text:p text:style-name="P60">cd buildroot/output/build/busybox-xxx</text:p>
        </text:list-item>
        <text:list-item>
          <text:p text:style-name="P60">make menuconfig et check httpd </text:p>
        </text:list-item>
        <text:list-item>
          <text:p text:style-name="P60">copier le .config généré dans buildroot/package/busybox/busybox.config (faire un bakup !)</text:p>
        </text:list-item>
        <text:list-item>
          <text:p text:style-name="P60">revenir dans /buildroot et lancer le make</text:p>
        </text:list-item>
        <text:list-item>
          <text:p text:style-name="P60">modifier le lanceur pour ajouter une redirection de port localhost:8080 vers qemu:80 </text:p>
        </text:list-item>
      </text:list>
      <text:p text:style-name="P37">qemu-system-aarch64 -M virt \</text:p>
      <text:p text:style-name="P37">-cpu cortex-a57 \</text:p>
      <text:p text:style-name="P37">-nographic \</text:p>
      <text:p text:style-name="P37">-smp 1 \</text:p>
      <text:p text:style-name="P37">-kernel output/images/Image \</text:p>
      <text:p text:style-name="P37">-append "root=/dev/vda console=ttyAMA0" \</text:p>
      <text:p text:style-name="P37">-netdev user,id=eth0,<text:span text:style-name="T48">hostfwd=tcp::5555-:22,hostfwd=tcp::8080-:80</text:span> -device virtio-net-device,netdev=eth0 \</text:p>
      <text:p text:style-name="P37">-drive file=output/images/rootfs.ext4,if=none,format=raw,id=hd0 \</text:p>
      <text:p text:style-name="P37">-device virtio-blk-device,drive=hd0</text:p>
      <text:list xml:id="list3783099634" text:style-name="L15">
        <text:list-item>
          <text:p text:style-name="P63"><text:span text:style-name="T49">dans overlay/etc/init.d créer S50httpd </text:span></text:p>
        </text:list-item>
      </text:list>
      <text:p text:style-name="P38">#!/bin/sh</text:p>
      <text:p text:style-name="P38">echo -n "Démarrage de httpd sur le port 80..."</text:p>
      <text:p text:style-name="P38">httpd -p 80 -h /root/html</text:p>
      <text:p text:style-name="P38">echo "OK"</text:p>
      <text:list xml:id="list2522399529" text:style-name="L16">
        <text:list-item>
          <text:p text:style-name="P42">Ne pas oublier le chmod +x !</text:p>
        </text:list-item>
        <text:list-item>
          <text:p text:style-name="P64"><text:span text:style-name="T50">dans/root/html mettre un fichier index.html -&gt; exemple:</text:span></text:p>
        </text:list-item>
      </text:list>
      <text:p text:style-name="P39">&lt;!DOCTYPE html&gt;</text:p>
      <text:p text:style-name="P39"><text:soft-page-break/>&lt;html&gt;</text:p>
      <text:p text:style-name="P39"><text:tab/>&lt;head&gt; </text:p>
      <text:p text:style-name="P39"><text:tab/><text:tab/>&lt;meta charset="UTF-8"&gt;</text:p>
      <text:p text:style-name="P39"><text:tab/><text:tab/>&lt;title&gt;Bienvue sur qemu:AIrQualityWAtch&lt;/title&gt;</text:p>
      <text:p text:style-name="P39"><text:tab/>&lt;/head&gt;</text:p>
      <text:p text:style-name="P39"><text:tab/>&lt;body&gt;</text:p>
      <text:p text:style-name="P39"><text:tab/><text:tab/>&lt;h1&gt;AIrQualityWAtch&lt;/h1&gt;</text:p>
      <text:p text:style-name="P39"><text:tab/><text:tab/>&lt;p&gt;Projet C++ Linux embarqué&lt;/p&gt;</text:p>
      <text:p text:style-name="P39"><text:tab/><text:tab/>&lt;h2&gt;Latest Chart - Hourly updated&lt;/h2&gt;</text:p>
      <text:p text:style-name="P39"><text:tab/><text:tab/>&lt;img src="charts/curve.png"&gt;</text:p>
      <text:p text:style-name="P39"><text:tab/>&lt;/body&gt;</text:p>
      <text:p text:style-name="P39">&lt;/html&gt;</text:p>
      <text:list xml:id="list366497386" text:style-name="L17">
        <text:list-item>
          <text:p text:style-name="P65">httpd ne peut pas remonter au dessus de /root/html (config -h au lancement de httpd), il faut rajouter un ln -s ../../home/sylvain/charts . dans overlay/root/html</text:p>
        </text:list-item>
        <text:list-item>
          <text:p text:style-name="P66">That's it !</text:p>
        </text:list-item>
      </text:list>
      <text:p text:style-name="P67"/>
      <text:p text:style-name="P6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adornments="Normal" style:font-family-generic="swiss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4cm" style:contextual-spacing="false" style:page-number="auto"/>
      <style:text-properties style:font-name="DejaVu Sans" fo:font-family="'DejaVu Sans'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DejaVu Sans" fo:font-family="'DejaVu Sans'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fo:color="#000000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0:23:37.624820931</meta:creation-date>
    <dc:date>2023-09-19T14:57:01.195008955</dc:date>
    <meta:editing-duration>P1DT21H17M8S</meta:editing-duration>
    <meta:editing-cycles>24</meta:editing-cycles>
    <meta:generator>LibreOffice/7.3.7.2$Linux_X86_64 LibreOffice_project/30$Build-2</meta:generator>
    <meta:document-statistic meta:table-count="0" meta:image-count="0" meta:object-count="0" meta:page-count="8" meta:paragraph-count="238" meta:word-count="1003" meta:character-count="8539" meta:non-whitespace-character-count="7608"/>
  </office:meta>
</office:document-meta>
</file>